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18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5" calcext:value-type="currency" table:number-columns-spanned="2" table:number-rows-spanned="2">
            <text:p>$2,605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1-01" calcext:value-type="date">
            <text:p>01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12/01-12/31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25" calcext:value-type="currency">
            <text:p>$2,625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12/01-12/31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3 new units were added to this invoice for September. </text:p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05" calcext:value-type="currency">
            <text:p>$2,605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05" calcext:value-type="currency">
            <text:p>$2,605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5:50:24.804219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4-12-15T15:51:22.422790304</dc:date>
    <meta:editing-duration>PT2H27M53S</meta:editing-duration>
    <meta:editing-cycles>46</meta:editing-cycles>
    <meta:generator>LibreOffice/7.5.5.2$Linux_X86_64 LibreOffice_project/50$Build-2</meta:generator>
    <meta:document-statistic meta:table-count="1" meta:cell-count="36" meta:object-count="1"/>
  </office:meta>
</office:document-meta>
</file>